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00pt" style:font-size-asian="700pt" style:font-size-complex="700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700pt" style:font-size-asian="700pt" style:font-size-complex="70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</text:p>
      <text:p text:style-name="P1"><text:soft-page-break/>1</text:p>
      <text:p text:style-name="P1"><text:soft-page-break/>2</text:p>
      <text:p text:style-name="P1"><text:soft-page-break/>3</text:p>
      <text:p text:style-name="P1"><text:soft-page-break/>4</text:p>
      <text:p text:style-name="P1"><text:soft-page-break/>5</text:p>
      <text:p text:style-name="P1"><text:soft-page-break/>6</text:p>
      <text:p text:style-name="P1"><text:soft-page-break/>7</text:p>
      <text:p text:style-name="P1"><text:soft-page-break/>8</text:p>
      <text:p text:style-name="P1"><text:soft-page-break/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</meta:initial-creator>
    <meta:creation-date>2007-10-10T07:54:00</meta:creation-date>
    <dc:date>2014-02-18T12:20:04</dc:date>
    <meta:editing-cycles>2</meta:editing-cycles>
    <meta:editing-duration>PT1M</meta:editing-duration>
    <meta:document-statistic meta:table-count="0" meta:image-count="0" meta:object-count="0" meta:page-count="10" meta:paragraph-count="10" meta:word-count="10" meta:character-count="10" meta:non-whitespace-character-count="10"/>
    <meta:generator>LibreOffice/3.6$MacOSX_x86 LibreOffice_project/58f22d5-270d05a-e2abed1-ea17a85-9b5702</meta:generator>
    <meta:user-defined meta:name="Info 1"/>
    <meta:user-defined meta:name="Info 2"/>
    <meta:user-defined meta:name="Info 3"/>
    <meta:user-defined meta:name="Info 4"/>
  </office:meta>
</office:document-meta>
</file>